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weight="bold" officeooo:rsid="001dc17c" officeooo:paragraph-rsid="001dc17c" style:font-weight-asian="bold" style:font-weight-complex="bold"/>
    </style:style>
    <style:style style:name="P2" style:family="paragraph" style:parent-style-name="Standard" style:list-style-name="L1">
      <style:text-properties style:font-name="Times New Roman" fo:font-weight="bold" officeooo:rsid="0020ac2e" officeooo:paragraph-rsid="0020ac2e" style:font-weight-asian="bold" style:font-weight-complex="bold"/>
    </style:style>
    <style:style style:name="P3" style:family="paragraph" style:parent-style-name="Standard" style:list-style-name="L1">
      <style:text-properties style:font-name="Times New Roman" fo:font-weight="normal" officeooo:rsid="001dc17c" officeooo:paragraph-rsid="001dc17c" style:font-weight-asian="normal" style:font-weight-complex="normal"/>
    </style:style>
    <style:style style:name="P4" style:family="paragraph" style:parent-style-name="Standard" style:list-style-name="L1">
      <style:text-properties style:font-name="Times New Roman" fo:font-weight="normal" officeooo:rsid="00212c42" officeooo:paragraph-rsid="00212c42" style:font-weight-asian="normal" style:font-weight-complex="normal"/>
    </style:style>
    <style:style style:name="P5" style:family="paragraph" style:parent-style-name="Standard" style:list-style-name="L1">
      <style:text-properties style:font-name="Times New Roman" fo:language="ru" fo:country="RU" fo:font-weight="bold" officeooo:rsid="002671bd" officeooo:paragraph-rsid="002762eb" style:font-weight-asian="bold" style:font-weight-complex="bold"/>
    </style:style>
    <style:style style:name="P6" style:family="paragraph" style:parent-style-name="Standard" style:list-style-name="L1">
      <style:text-properties style:font-name="Times New Roman" fo:language="ru" fo:country="RU" fo:font-weight="bold" officeooo:rsid="002b7934" officeooo:paragraph-rsid="002b7934" style:font-weight-asian="bold" style:font-weight-complex="bold"/>
    </style:style>
    <style:style style:name="P7" style:family="paragraph" style:parent-style-name="Standard" style:list-style-name="L1">
      <style:text-properties style:font-name="Times New Roman" fo:language="ru" fo:country="RU" fo:font-weight="bold" officeooo:rsid="00320584" officeooo:paragraph-rsid="00320584" style:font-weight-asian="bold" style:font-weight-complex="bold"/>
    </style:style>
    <style:style style:name="P8" style:family="paragraph" style:parent-style-name="Standard" style:list-style-name="L1">
      <style:text-properties style:font-name="Times New Roman" fo:language="ru" fo:country="RU" fo:font-weight="bold" officeooo:rsid="00348f79" officeooo:paragraph-rsid="00348f79" style:font-weight-asian="bold" style:font-weight-complex="bold"/>
    </style:style>
    <style:style style:name="P9" style:family="paragraph" style:parent-style-name="Standard" style:list-style-name="L1">
      <style:text-properties style:font-name="Times New Roman" fo:language="ru" fo:country="RU" fo:font-weight="bold" officeooo:rsid="00491516" officeooo:paragraph-rsid="00491516" style:font-weight-asian="bold" style:font-weight-complex="bold"/>
    </style:style>
    <style:style style:name="P10" style:family="paragraph" style:parent-style-name="Standard" style:list-style-name="L1">
      <style:text-properties style:font-name="Times New Roman" fo:language="ru" fo:country="RU" fo:font-weight="bold" officeooo:rsid="004ecb63" officeooo:paragraph-rsid="004ecb63" style:font-weight-asian="bold" style:font-weight-complex="bold"/>
    </style:style>
    <style:style style:name="P11" style:family="paragraph" style:parent-style-name="Standard" style:list-style-name="L1">
      <style:text-properties style:font-name="Times New Roman" fo:language="ru" fo:country="RU" fo:font-weight="bold" officeooo:rsid="00512027" officeooo:paragraph-rsid="00512027" style:font-weight-asian="bold" style:font-weight-complex="bold"/>
    </style:style>
    <style:style style:name="P12" style:family="paragraph" style:parent-style-name="Standard" style:list-style-name="L1">
      <style:text-properties style:font-name="Times New Roman" fo:language="ru" fo:country="RU" fo:font-weight="bold" officeooo:rsid="00550ab3" officeooo:paragraph-rsid="00550ab3" style:font-weight-asian="bold" style:font-weight-complex="bold"/>
    </style:style>
    <style:style style:name="P13" style:family="paragraph" style:parent-style-name="Standard" style:list-style-name="L1">
      <style:text-properties style:font-name="Times New Roman" fo:language="ru" fo:country="RU" fo:font-weight="normal" officeooo:rsid="002762eb" officeooo:paragraph-rsid="002762eb" style:font-weight-asian="normal" style:font-weight-complex="normal"/>
    </style:style>
    <style:style style:name="P14" style:family="paragraph" style:parent-style-name="Standard" style:list-style-name="L2">
      <style:text-properties style:font-name="Times New Roman" fo:language="ru" fo:country="RU" fo:font-weight="normal" officeooo:rsid="0028f4d9" officeooo:paragraph-rsid="0028f4d9" style:font-weight-asian="normal" style:font-weight-complex="normal"/>
    </style:style>
    <style:style style:name="P15" style:family="paragraph" style:parent-style-name="Standard" style:list-style-name="L2">
      <style:text-properties style:font-name="Times New Roman" fo:language="ru" fo:country="RU" fo:font-weight="normal" officeooo:rsid="002951cc" officeooo:paragraph-rsid="002951cc" style:font-weight-asian="normal" style:font-weight-complex="normal"/>
    </style:style>
    <style:style style:name="P16" style:family="paragraph" style:parent-style-name="Standard" style:list-style-name="L1">
      <style:text-properties style:font-name="Times New Roman" fo:language="ru" fo:country="RU" fo:font-weight="normal" officeooo:rsid="002d5d5e" officeooo:paragraph-rsid="002d5d5e" style:font-weight-asian="normal" style:font-weight-complex="normal"/>
    </style:style>
    <style:style style:name="P17" style:family="paragraph" style:parent-style-name="Standard" style:list-style-name="L3">
      <style:text-properties style:font-name="Times New Roman" fo:language="ru" fo:country="RU" fo:font-weight="normal" officeooo:rsid="002e25c6" officeooo:paragraph-rsid="002e25c6" style:font-weight-asian="normal" style:font-weight-complex="normal"/>
    </style:style>
    <style:style style:name="P18" style:family="paragraph" style:parent-style-name="Standard" style:list-style-name="L3">
      <style:text-properties style:font-name="Times New Roman" fo:language="ru" fo:country="RU" fo:font-weight="normal" officeooo:rsid="0030e13a" officeooo:paragraph-rsid="0030e13a" style:font-weight-asian="normal" style:font-weight-complex="normal"/>
    </style:style>
    <style:style style:name="P19" style:family="paragraph" style:parent-style-name="Standard" style:list-style-name="L3">
      <style:text-properties style:font-name="Times New Roman" fo:language="ru" fo:country="RU" fo:font-weight="normal" officeooo:rsid="00313b83" officeooo:paragraph-rsid="00313b83" style:font-weight-asian="normal" style:font-weight-complex="normal"/>
    </style:style>
    <style:style style:name="P20" style:family="paragraph" style:parent-style-name="Standard" style:list-style-name="L1">
      <style:text-properties style:font-name="Times New Roman" fo:language="ru" fo:country="RU" fo:font-weight="normal" officeooo:rsid="0033afc5" officeooo:paragraph-rsid="0033afc5" style:font-weight-asian="normal" style:font-weight-complex="normal"/>
    </style:style>
    <style:style style:name="P21" style:family="paragraph" style:parent-style-name="Standard" style:list-style-name="L1">
      <style:text-properties style:font-name="Times New Roman" fo:language="ru" fo:country="RU" fo:font-weight="normal" officeooo:rsid="004983d1" officeooo:paragraph-rsid="004983d1" style:font-weight-asian="normal" style:font-weight-complex="normal"/>
    </style:style>
    <style:style style:name="P22" style:family="paragraph" style:parent-style-name="Standard" style:list-style-name="L1">
      <style:text-properties style:font-name="Times New Roman" fo:language="ru" fo:country="RU" fo:font-weight="normal" officeooo:rsid="004f7317" officeooo:paragraph-rsid="004f7317" style:font-weight-asian="normal" style:font-weight-complex="normal"/>
    </style:style>
    <style:style style:name="P23" style:family="paragraph" style:parent-style-name="Standard" style:list-style-name="L1">
      <style:text-properties style:font-name="Times New Roman" fo:language="ru" fo:country="RU" fo:font-weight="normal" officeooo:rsid="00529a1d" officeooo:paragraph-rsid="00529a1d" style:font-weight-asian="normal" style:font-weight-complex="normal"/>
    </style:style>
    <style:style style:name="P24" style:family="paragraph" style:parent-style-name="Standard" style:list-style-name="L1">
      <style:text-properties style:font-name="Times New Roman" fo:language="en" fo:country="US" fo:font-weight="normal" officeooo:rsid="0035315c" officeooo:paragraph-rsid="0035315c" style:font-weight-asian="normal" style:font-weight-complex="normal"/>
    </style:style>
    <style:style style:name="P25" style:family="paragraph" style:parent-style-name="Standard" style:list-style-name="L1">
      <style:text-properties style:font-name="Times New Roman" fo:language="en" fo:country="US" fo:font-weight="normal" officeooo:rsid="0036894c" officeooo:paragraph-rsid="0036894c" style:font-weight-asian="normal" style:font-weight-complex="normal"/>
    </style:style>
    <style:style style:name="P26" style:family="paragraph" style:parent-style-name="Standard" style:list-style-name="L1">
      <style:text-properties style:font-name="Times New Roman" fo:language="en" fo:country="US" fo:font-weight="normal" officeooo:rsid="003bce01" officeooo:paragraph-rsid="003bce01" style:font-weight-asian="normal" style:font-weight-complex="normal"/>
    </style:style>
    <style:style style:name="P27" style:family="paragraph" style:parent-style-name="Standard" style:list-style-name="L1">
      <style:text-properties style:font-name="Times New Roman" fo:language="en" fo:country="US" fo:font-weight="normal" officeooo:rsid="00410718" officeooo:paragraph-rsid="00410718" style:font-weight-asian="normal" style:font-weight-complex="normal"/>
    </style:style>
    <style:style style:name="P28" style:family="paragraph" style:parent-style-name="Standard" style:list-style-name="L1">
      <style:text-properties style:font-name="Times New Roman" fo:language="en" fo:country="US" fo:font-weight="normal" officeooo:rsid="00454d9d" officeooo:paragraph-rsid="00454d9d" style:font-weight-asian="normal" style:font-weight-complex="normal"/>
    </style:style>
    <style:style style:name="P29" style:family="paragraph" style:parent-style-name="Standard" style:list-style-name="L1">
      <style:text-properties style:font-name="Times New Roman" fo:language="en" fo:country="US" fo:font-weight="normal" officeooo:rsid="004835cc" officeooo:paragraph-rsid="004835cc" style:font-weight-asian="normal" style:font-weight-complex="normal"/>
    </style:style>
    <style:style style:name="P30" style:family="paragraph" style:parent-style-name="Standard" style:list-style-name="L1">
      <style:text-properties style:font-name="Times New Roman" fo:language="en" fo:country="US" fo:font-weight="normal" officeooo:rsid="0055d030" officeooo:paragraph-rsid="0055d030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3afc5"/>
    </style:style>
    <style:style style:name="T3" style:family="text">
      <style:text-properties fo:language="en" fo:country="US" officeooo:rsid="004f3fbc"/>
    </style:style>
    <style:style style:name="T4" style:family="text">
      <style:text-properties fo:language="en" fo:country="US" officeooo:rsid="004ff51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172da"/>
    </style:style>
    <style:style style:name="T7" style:family="text">
      <style:text-properties fo:language="ru" fo:country="RU" officeooo:rsid="0038268f"/>
    </style:style>
    <style:style style:name="T8" style:family="text">
      <style:text-properties fo:language="ru" fo:country="RU" officeooo:rsid="00393469"/>
    </style:style>
    <style:style style:name="T9" style:family="text">
      <style:text-properties fo:language="ru" fo:country="RU" officeooo:rsid="003eae3f"/>
    </style:style>
    <style:style style:name="T10" style:family="text">
      <style:text-properties fo:language="ru" fo:country="RU" officeooo:rsid="003f2d2e"/>
    </style:style>
    <style:style style:name="T11" style:family="text">
      <style:text-properties fo:language="ru" fo:country="RU" officeooo:rsid="004412da"/>
    </style:style>
    <style:style style:name="T12" style:family="text">
      <style:text-properties fo:language="ru" fo:country="RU" officeooo:rsid="0046adcb"/>
    </style:style>
    <style:style style:name="T13" style:family="text">
      <style:text-properties fo:language="ru" fo:country="RU" officeooo:rsid="00487c61"/>
    </style:style>
    <style:style style:name="T14" style:family="text">
      <style:text-properties officeooo:rsid="002172da"/>
    </style:style>
    <style:style style:name="T15" style:family="text">
      <style:text-properties officeooo:rsid="00335495"/>
    </style:style>
    <style:style style:name="T16" style:family="text">
      <style:text-properties officeooo:rsid="0033afc5"/>
    </style:style>
    <style:style style:name="T17" style:family="text">
      <style:text-properties officeooo:rsid="0038268f"/>
    </style:style>
    <style:style style:name="T18" style:family="text">
      <style:text-properties officeooo:rsid="003b183e"/>
    </style:style>
    <style:style style:name="T19" style:family="text">
      <style:text-properties officeooo:rsid="004412da"/>
    </style:style>
    <style:style style:name="T20" style:family="text">
      <style:text-properties officeooo:rsid="0048ef2f"/>
    </style:style>
    <style:style style:name="T21" style:family="text">
      <style:text-properties officeooo:rsid="004b6872"/>
    </style:style>
    <style:style style:name="T22" style:family="text">
      <style:text-properties officeooo:rsid="004c0da0"/>
    </style:style>
    <style:style style:name="T23" style:family="text">
      <style:text-properties officeooo:rsid="004f3fbc"/>
    </style:style>
    <style:style style:name="T24" style:family="text">
      <style:text-properties officeooo:rsid="004ff515"/>
    </style:style>
    <style:style style:name="T25" style:family="text">
      <style:text-properties officeooo:rsid="0053a1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34954729074550387" text:style-name="L1">
        <text:list-item>
          <text:p text:style-name="P1">В чем преимущество автоматического управления памятью?</text:p>
          <text:p text:style-name="P3">Преимущество в том, что разработчику не нужно заботиться и писать код для управления памятью. За это отвечает сборщик мусора. <text:s/>Автоматические управление памятью позволяет устранить распространенные проблемы, такие как не освобожденный объект, вызывающий утечку памяти, или попытка доступа к памяти для уже удаленного объекта. Минус такого подхода, в эффективности, как по скорости, тик и по объему используемой памяти.</text:p>
        </text:list-item>
        <text:list-item>
          <text:p text:style-name="P2">Для чего необходим класс <text:span text:style-name="T1">GC.</text:span></text:p>
          <text:p text:style-name="P4"><text:span text:style-name="T1">GC (garbage collection) – </text:span><text:span text:style-name="T5">управляет системным сборщиком мусора — службой, которая автоматически высвобождает неиспользуемую память. </text:span><text:span text:style-name="T6">Методы этого класса оказывают влияние на то, когда выполняется сборка мусора и когда высвобождаются ресурсы, выделенные объектом. <text:s/>А свойства этого класса предоставляют сведения об общем объеме доступной памяти системы и о том, к какому поколению относится память, выделенная объекту.</text:span></text:p>
        </text:list-item>
        <text:list-item>
          <text:p text:style-name="P5">Что такое поколение объектов?</text:p>
          <text:p text:style-name="P13"><text:span text:style-name="T14">Куча организована в виде поколений, </text:span>что позволяет ей обрабатывать долгоживущие и короткоживущие объекты. Сборка в основном сводится к уничтожению короткоживущих объектов, которые обычно занимают только небольшую часть кучи. В куче существует три поколения:</text:p>
        </text:list-item>
      </text:list>
      <text:list xml:id="list8227785666664286558" text:style-name="L2">
        <text:list-item>
          <text:list>
            <text:list-item>
              <text:p text:style-name="P14">Поколение 0: молодое поколение содержит короткоживущие объекты, например временная переменная. Сборка мусора чаще всего выполняется в этом поколении.</text:p>
            </text:list-item>
            <text:list-item>
              <text:p text:style-name="P15">Поколение 1: поколение коротко живущих объектов, которое служит буфером между короткоживущими и долгоживущими объектами.</text:p>
            </text:list-item>
            <text:list-item>
              <text:p text:style-name="P15">Поколение 2: это поколение содержит долгоживущие объекты. Примером долгоживущих объектов служит объект в северном приложении, содержащий статические данные, которые существует в течении длительности процесса.</text:p>
            </text:list-item>
          </text:list>
        </text:list-item>
      </text:list>
      <text:list xml:id="list225836484148832" text:continue-list="list4934954729074550387" text:style-name="L1">
        <text:list-item>
          <text:p text:style-name="P6">Процесс сборки мусора?</text:p>
          <text:p text:style-name="P16">Сборка мусора состоит из следующих этапов:</text:p>
        </text:list-item>
      </text:list>
      <text:list xml:id="list6406913704662550424" text:style-name="L3">
        <text:list-item>
          <text:list>
            <text:list-item>
              <text:p text:style-name="P17">Этап маркировки, выполняющий поиск всех используемых объектов и составляющий их перечень</text:p>
            </text:list-item>
            <text:list-item>
              <text:p text:style-name="P17">Этап перемещения, обновляющий ссылки на сжимаемые объекты</text:p>
            </text:list-item>
            <text:list-item>
              <text:p text:style-name="P17">Этап сжатия, освобождающий пространство, занятое неиспользуемыми объектами и сжимающий выжившие объекты. На этапе сжатия объекты, пережившие сборку мусора, перемешаются к более старому концу сегмента.</text:p>
            </text:list-item>
          </text:list>
          <text:p text:style-name="P18">Что бы определить, являются ли объекты используемыми, сборщик мусора задействует следующие сведения:</text:p>
          <text:list text:continue-numbering="true">
            <text:list-item>
              <text:p text:style-name="P19">Корни стека — переменные стека, предоставленные <text:span text:style-name="T1">JIT – </text:span>компилятором и средством обхода стека</text:p>
            </text:list-item>
            <text:list-item>
              <text:p text:style-name="P19">Дескрипторы сборки мусора — дескрипторы, которые указывают на управляемые объекты и которые могуи быть выделены пользовательским кодом или средой <text:span text:style-name="T1">CLR.</text:span></text:p>
            </text:list-item>
            <text:list-item>
              <text:p text:style-name="P19">Статические данные — статические объекты, которые могут ссылаться на другие объекты.</text:p>
            </text:list-item>
          </text:list>
        </text:list-item>
      </text:list>
      <text:list xml:id="list225836484150742" text:continue-list="list225836484148832" text:style-name="L1">
        <text:list-item>
          <text:p text:style-name="P7">Почему <text:span text:style-name="T15">создав</text:span> новый экземпляр класса <text:span text:style-name="T15">и сохранив ссылку на него</text:span> в <text:span text:style-name="T15">массив</text:span><text:span text:style-name="T1"> </text:span>выкидывается <text:span text:style-name="T1">OutOfMemoryException </text:span><text:span text:style-name="T16">в программе </text:span><text:span text:style-name="T2">Simple_GC?</text:span></text:p>
          <text:p text:style-name="P20">Так как на каждый созданный объект имеет одну ссылку на себя, хранящиеся в массиве.</text:p>
        </text:list-item>
        <text:list-item>
          <text:p text:style-name="P8">За что отвечают в программе <text:span text:style-name="T1">Generation_GC </text:span>все методы/<text:span text:style-name="T18">свойства</text:span> класса <text:span text:style-name="T1">GC?</text:span></text:p>
          <text:p text:style-name="P24">GC.CollectionCount<text:span text:style-name="T5">(</text:span>int generation<text:span text:style-name="T5">)</text:span> – <text:span text:style-name="T5">возвращает количество операция сборки мусора, выполненных для заданного поколения объектов.</text:span></text:p>
          <text:p text:style-name="P25">GC.GetTotalMemory(bool forceFullCollection) – <text:span text:style-name="T7">извлекает </text:span><text:span text:style-name="T8">предполагаемое</text:span><text:span text:style-name="T7"> количество выделенных в данный момент байтов. Параметр в </text:span><text:span text:style-name="T17">true, </text:span><text:span text:style-name="T7">указывает что перед возвратом </text:span><text:soft-page-break/><text:span text:style-name="T7">этот метод может дождаться выполнения сборки мусора, в противном случае сразу выдать результат.</text:span></text:p>
          <text:p text:style-name="P26">GC.MacGeneration – <text:span text:style-name="T9">возвращает наибольшее число </text:span><text:span text:style-name="T10">поколений</text:span><text:span text:style-name="T9">, поддерживаемое системой в настоящее время.</text:span></text:p>
          <text:p text:style-name="P27">GC.GetGeneration<text:span text:style-name="T11">(</text:span><text:span text:style-name="T19">Object obj</text:span><text:span text:style-name="T11">)</text:span> – <text:span text:style-name="T5">возвращает номер текущего поколения указанного объекта.</text:span></text:p>
          <text:p text:style-name="P28">GC.Collect() - <text:span text:style-name="T12">принудительно запускает немедленную сборку для всех поколений.</text:span></text:p>
          <text:p text:style-name="P29">GC.WaitForPendingFinalizers() - <text:span text:style-name="T20">приостанавливает</text:span><text:span text:style-name="T13"> текущий поток до тех пор, пока поток, обрабатывающий очередь методов завершения, не обработает всю очередь.</text:span></text:p>
        </text:list-item>
        <text:list-item>
          <text:p text:style-name="P9">Почему в программе <text:span text:style-name="T1">SimpleFinalize </text:span>в режиме <text:span text:style-name="T1">Release </text:span>программа сразу запускает деструктор и выводит точки?</text:p>
          <text:p text:style-name="P21">В режиме отладки компилятор оставляет нигде не используемую ссылку <text:span text:style-name="T1">MyResourceWrapper </text:span>и сборщик мусора видя, что ссылка жива (до тех пор пока не <text:span text:style-name="T22">закончится</text:span> метод) ничего не делает. В релизной версии <text:span text:style-name="T21">ссылка нигде не существует и сборщик мусора уничтожает объект.</text:span></text:p>
        </text:list-item>
        <text:list-item>
          <text:p text:style-name="P11">Почему программа <text:span text:style-name="T1">FinalizeDisposibleClass </text:span>воспроизводит 5 сигналов? </text:p>
          <text:p text:style-name="P23">Дело в том, что мы вызываем четыре раза метод <text:span text:style-name="T1">Dispose() </text:span>который воспроизводит сигнал и по идеи, должны услышать четыре сигнала, но слышим пять. А все дело в том, что в методе вызывается приватный метод <text:span text:style-name="T1">CleanUp, </text:span>который сработает всего один раз из-за логического условия. <text:span text:style-name="T25">Поэтому мы услышим 5 сигналов, а не 4.</text:span></text:p>
        </text:list-item>
        <text:list-item>
          <text:p text:style-name="P12">За что отвечает метод <text:span text:style-name="T1">SuppressFinalize </text:span>класса <text:span text:style-name="T1">GC?</text:span></text:p>
          <text:p text:style-name="P30">GC.SuppressFinalize(Object obj) – <text:span text:style-name="T5">посылает запрос к среде </text:span>CLR <text:span text:style-name="T5">не вызывать метод завершения для указанного объекта?</text:span></text:p>
        </text:list-item>
        <text:list-item>
          <text:p text:style-name="P10">Что произойдет с программой <text:span text:style-name="T1">FinalizeDisposibleClass </text:span>если добавить в нее <text:span text:style-name="T1">GC.Collect() </text:span><text:span text:style-name="T23">в режиме </text:span><text:span text:style-name="T3">Release</text:span><text:span text:style-name="T1">?</text:span></text:p>
          <text:p text:style-name="P22">Мы услышим шесть сигналов <text:span text:style-name="T24">и дополнительный вывод в консоль в виде «</text:span><text:span text:style-name="T4">Destructed</text:span><text:span text:style-name="T24">» и «</text:span><text:span text:style-name="T4">Finalize</text:span><text:span text:style-name="T24">»</text:span>, все из-за того, что в релизной версии ссылка <text:span text:style-name="T1">rw2 </text:span>нигде не используется поэтому объект на который она ссылается подвержен освобождению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8:28:12.610000000</meta:creation-date>
    <dc:date>2014-12-05T22:58:36.371000000</dc:date>
    <meta:editing-duration>PT2H43M4S</meta:editing-duration>
    <meta:editing-cycles>57</meta:editing-cycles>
    <meta:generator>LibreOffice/4.3.3.2$Windows_x86 LibreOffice_project/9bb7eadab57b6755b1265afa86e04bf45fbfc644</meta:generator>
    <meta:document-statistic meta:table-count="0" meta:image-count="0" meta:object-count="0" meta:page-count="2" meta:paragraph-count="35" meta:word-count="642" meta:character-count="4864" meta:non-whitespace-character-count="4263"/>
  </office:meta>
</office:document-meta>
</file>